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602" calcext:value-type="float">
            <text:p>1602</text:p>
          </table:table-cell>
          <table:table-cell table:style-name="ce7" table:formula="of:=COUNTIF([.B7:.B999998];&quot;X&quot;)" office:value-type="float" office:value="1403" calcext:value-type="float">
            <text:p>1403</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1" calcext:value-type="float">
            <text:p>10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2" calcext:value-type="float">
            <text:p>182</text:p>
          </table:table-cell>
          <table:table-cell table:style-name="ce25" table:formula="of:=SUM([.B2:.F2])" office:value-type="float" office:value="1713" calcext:value-type="float">
            <text:p>171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99]+1" office:value-type="date" office:date-value="2026-04-24" calcext:value-type="date">
            <text:p>24/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Sigo me sentindo meio mal, com dores estranhas e preocupado. Mas, O Senhor também tem provido Suas bênçã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andioca com churrasco.</text:p>
          </table:table-cell>
          <table:table-cell table:number-columns-repeated="1014"/>
        </table:table-row>
        <table:table-row table:style-name="ro6">
          <table:table-cell table:style-name="ce18" table:formula="of:=[.A1600]+1" office:value-type="date" office:date-value="2026-04-25" calcext:value-type="date">
            <text:p>2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e sinto melhor e tivemos um dia abençoado e maravilhoso em família, com muitas alegr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601]+1" office:value-type="date" office:date-value="2026-04-26" calcext:value-type="date">
            <text:p>2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bênçãos dO Senhor têm se multiplicado imensamente, reunião após reunião, culto após culto, Deus tem ministrado através de mim e me usado, como eu tenho p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602]+1" office:value-type="date" office:date-value="2026-04-27" calcext:value-type="date">
            <text:p>2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misericórdias dO Senhor, têm se renovado à cada manhã.</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603]+1" office:value-type="date" office:date-value="2026-04-28" calcext:value-type="date">
            <text:p>2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Voando alto no trabalho, recebi meu novo smartwatch, super conte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2">
          <table:table-cell table:style-name="ce18" table:formula="of:=[.A1604]+1" office:value-type="date" office:date-value="2026-04-29" calcext:value-type="date">
            <text:p>2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muitas fr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9">
          <table:table-cell table:style-name="ce18" table:formula="of:=[.A1605]+1" office:value-type="date" office:date-value="2026-04-30" calcext:value-type="date">
            <text:p>3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us e entreguei uma ótima avaliação trimestral, com muitas conquistas, devidamente detalhadas e tive uma ótima conversa com o nosso ilustre líder de Produto, Pedro Menez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6">
          <table:table-cell table:style-name="ce18" table:formula="of:=[.A1606]+1" office:value-type="date" office:date-value="2026-05-01" calcext:value-type="date">
            <text:p>01/05/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inho abençoado e maravilhoso em família, fiz muitas coisas e ainda segui a dieta.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607]+1" office:value-type="date" office:date-value="2026-05-02" calcext:value-type="date">
            <text:p>02/05/2026</text:p>
          </table:table-cell>
          <table:table-cell table:style-name="ce28" office:value-type="string" calcext:value-type="string">
            <text:p>X</text:p>
          </table:table-cell>
          <table:table-cell table:style-name="ce28" table:number-columns-repeated="4"/>
          <table:table-cell table:style-name="ce42" office:value-type="string" calcext:value-type="string">
            <text:p>Alegria, dia abençoado e muito bom em família e Deus em 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696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2">00/00/0000</text:date>, <text:time style:data-style-name="N2" text:time-value="22:07:20.9694921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5-02T22:08:09.104186547</dc:date>
    <meta:editing-duration>P1DT16H54M42S</meta:editing-duration>
    <meta:editing-cycles>1602</meta:editing-cycles>
    <meta:document-statistic meta:table-count="1" meta:cell-count="9686" meta:object-count="0"/>
  </office:meta>
</office:document-meta>
</file>